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9000000CBEEB02E9341BBF612.png" manifest:media-type="image/png"/>
  <manifest:file-entry manifest:full-path="Pictures/100000000000005E0000005E9666CA013ED779E3.png" manifest:media-type="image/png"/>
  <manifest:file-entry manifest:full-path="Pictures/100000000000005E0000005EBB1EE2EC78657357.png" manifest:media-type="image/png"/>
  <manifest:file-entry manifest:full-path="Pictures/100000000000005E0000005E2503CF9D98692A50.png" manifest:media-type="image/png"/>
  <manifest:file-entry manifest:full-path="Pictures/100000000000005E0000005E9B9E31277E046DF7.png" manifest:media-type="image/png"/>
  <manifest:file-entry manifest:full-path="Pictures/100000000000005E0000005EE4F0A321866ECE57.png" manifest:media-type="image/png"/>
  <manifest:file-entry manifest:full-path="Pictures/100000000000005E0000005E258E7CFCCBA48ACD.png" manifest:media-type="image/png"/>
  <manifest:file-entry manifest:full-path="Pictures/100000000000000800000008EA565CEFF2318C9A.png" manifest:media-type="image/png"/>
  <manifest:file-entry manifest:full-path="Pictures/100000000000005E0000005E5BC33329C4002C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Empty" draw:opacity="100%" draw:opacity-name="" draw:textarea-horizontal-align="justify" draw:textarea-vertical-align="middle" draw:auto-grow-height="false" fo:min-height="8.9cm" fo:min-width="10.6cm"/>
    </style:style>
    <style:style style:name="gr2" style:family="graphic" style:parent-style-name="Object_20_with_20_no_20_fill_20_and_20_no_20_line">
      <style:graphic-properties draw:stroke="solid" draw:textarea-vertical-align="middle" draw:shadow="hidden" draw:shadow-offset-x="0.106cm" draw:shadow-offset-y="0.106cm" draw:shadow-color="#e6e6ff" draw:shadow-opacity="72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75cm" fo:min-width="0cm" draw:shadow="hidden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1cm" fo:min-width="0cm"/>
    </style:style>
    <style:style style:name="gr9" style:family="graphic" style:parent-style-name="objectwithoutfill">
      <style:graphic-properties draw:stroke="solid"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bitmap" draw:fill-image-name="Empty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cm" svg:height="9.15cm" svg:x="5.0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397cm" svg:height="5.37cm" svg:x="5.452cm" svg:y="10.069cm">
          <draw:image xlink:href="Pictures/1000020100000189000000CBEEB02E9341BBF612.png" xlink:type="simple" xlink:show="embed" xlink:actuate="onLoad">
            <text:p/>
          </draw:image>
        </draw:frame>
        <draw:frame draw:style-name="gr3" draw:text-style-name="P3" draw:layer="layout" svg:width="1.721cm" svg:height="1.275cm" svg:x="5.45cm" svg:y="15.687cm">
          <draw:text-box>
            <text:p text:style-name="P2"><text:span text:style-name="T1">DIC</text:span></text:p>
            <text:p text:style-name="P2"><text:span text:style-name="T1">plugin</text:span></text:p>
          </draw:text-box>
        </draw:frame>
        <draw:frame draw:style-name="gr4" draw:text-style-name="P3" draw:layer="layout" svg:width="2.229cm" svg:height="1.787cm" svg:x="7.142cm" svg:y="15.6cm">
          <draw:text-box>
            <text:p text:style-name="P2"><text:span text:style-name="T1">Random</text:span></text:p>
            <text:p text:style-name="P2"><text:span text:style-name="T1">walks</text:span></text:p>
            <text:p text:style-name="P2"><text:span text:style-name="T1">plugin</text:span></text:p>
          </draw:text-box>
        </draw:frame>
        <draw:frame draw:style-name="gr5" draw:text-style-name="P4" draw:layer="layout" svg:width="2.371cm" svg:height="1.275cm" svg:x="6.45cm" svg:y="8.675cm">
          <draw:text-box>
            <text:p text:style-name="P2"><text:span text:style-name="T1">ROI</text:span></text:p>
            <text:p text:style-name="P2"><text:span text:style-name="T1">manager</text:span></text:p>
          </draw:text-box>
        </draw:frame>
        <draw:frame draw:style-name="gr3" draw:text-style-name="P3" draw:layer="layout" svg:width="1.821cm" svg:height="1.275cm" svg:x="9.029cm" svg:y="8.65cm">
          <draw:text-box>
            <text:p text:style-name="P2"><text:span text:style-name="T1">BOA</text:span></text:p>
            <text:p text:style-name="P2"><text:span text:style-name="T1">plugin</text:span></text:p>
          </draw:text-box>
        </draw:frame>
        <draw:frame draw:style-name="gr6" draw:text-style-name="P4" draw:layer="layout" svg:width="1.821cm" svg:height="1.275cm" svg:x="9.03cm" svg:y="8.651cm">
          <draw:text-box>
            <text:p text:style-name="P2"><text:span text:style-name="T1">BOA</text:span></text:p>
            <text:p text:style-name="P2"><text:span text:style-name="T1">plugin</text:span></text:p>
          </draw:text-box>
        </draw:frame>
        <draw:frame draw:style-name="gr7" draw:text-style-name="P3" draw:layer="layout" svg:width="4.221cm" svg:height="1.275cm" svg:x="11.029cm" svg:y="8.625cm">
          <draw:text-box>
            <text:p text:style-name="P2"><text:span text:style-name="T1">ECMM mapping</text:span></text:p>
            <text:p text:style-name="P2"><text:span text:style-name="T1">plugin</text:span></text:p>
          </draw:text-box>
        </draw:frame>
        <draw:frame draw:style-name="gr3" draw:text-style-name="P3" draw:layer="layout" svg:width="1.721cm" svg:height="1.275cm" svg:x="11.4cm" svg:y="15.688cm">
          <draw:text-box>
            <text:p text:style-name="P2"><text:span text:style-name="T1">ANA</text:span></text:p>
            <text:p text:style-name="P2"><text:span text:style-name="T1">plugin</text:span></text:p>
          </draw:text-box>
        </draw:frame>
        <draw:frame draw:style-name="gr8" draw:text-style-name="P3" draw:layer="layout" svg:width="2.721cm" svg:height="1.275cm" svg:x="12.979cm" svg:y="15.689cm">
          <draw:text-box>
            <text:p text:style-name="P2"><text:span text:style-name="T1">Q Analysis</text:span></text:p>
            <text:p text:style-name="P2"><text:span text:style-name="T1">plugin</text:span></text:p>
          </draw:text-box>
        </draw:frame>
        <draw:line draw:style-name="gr9" draw:text-style-name="P5" draw:layer="layout" svg:x1="7.95cm" svg:y1="15.75cm" svg:x2="7.85cm" svg:y2="14.9cm">
          <text:p/>
        </draw:line>
        <draw:line draw:style-name="gr9" draw:text-style-name="P5" draw:layer="layout" svg:x1="6.35cm" svg:y1="15.75cm" svg:x2="6.25cm" svg:y2="14.9cm">
          <text:p/>
        </draw:line>
        <draw:line draw:style-name="gr9" draw:text-style-name="P5" draw:layer="layout" svg:x1="12.3cm" svg:y1="15.75cm" svg:x2="13.15cm" svg:y2="12.95cm">
          <text:p/>
        </draw:line>
        <draw:line draw:style-name="gr9" draw:text-style-name="P5" draw:layer="layout" svg:x1="14.35cm" svg:y1="15.75cm" svg:x2="15.2cm" svg:y2="12.95cm">
          <text:p/>
        </draw:line>
        <draw:line draw:style-name="gr9" draw:text-style-name="P5" draw:layer="layout" svg:x1="12.9cm" svg:y1="9.85cm" svg:x2="11.65cm" svg:y2="12.4cm">
          <text:p/>
        </draw:line>
        <draw:line draw:style-name="gr9" draw:text-style-name="P5" draw:layer="layout" svg:x1="9.95cm" svg:y1="9.85cm" svg:x2="9.95cm" svg:y2="12.35cm">
          <text:p/>
        </draw:line>
        <draw:line draw:style-name="gr9" draw:text-style-name="P5" draw:layer="layout" svg:x1="9.95cm" svg:y1="9.843cm" svg:x2="9.95cm" svg:y2="12.343cm">
          <text:p/>
        </draw:line>
        <draw:line draw:style-name="gr9" draw:text-style-name="P5" draw:layer="layout" svg:x1="7.7cm" svg:y1="9.85cm" svg:x2="8.4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9B9E31277E046DF7.png" xlink:type="simple" xlink:show="embed" xlink:actuate="onLoad"/>
    <draw:fill-image draw:name="Daisy" xlink:href="Pictures/100000000000005E0000005E258E7CFCCBA48ACD.png" xlink:type="simple" xlink:show="embed" xlink:actuate="onLoad"/>
    <draw:fill-image draw:name="Empty" xlink:href="Pictures/100000000000000800000008EA565CEFF2318C9A.png" xlink:type="simple" xlink:show="embed" xlink:actuate="onLoad"/>
    <draw:fill-image draw:name="Leaves" xlink:href="Pictures/100000000000005E0000005E5BC33329C4002C6B.png" xlink:type="simple" xlink:show="embed" xlink:actuate="onLoad"/>
    <draw:fill-image draw:name="Marble" xlink:href="Pictures/100000000000005E0000005EBB1EE2EC78657357.png" xlink:type="simple" xlink:show="embed" xlink:actuate="onLoad"/>
    <draw:fill-image draw:name="Space" xlink:href="Pictures/100000000000005E0000005EE4F0A321866ECE57.png" xlink:type="simple" xlink:show="embed" xlink:actuate="onLoad"/>
    <draw:fill-image draw:name="Stone" xlink:href="Pictures/100000000000005E0000005E9666CA013ED779E3.png" xlink:type="simple" xlink:show="embed" xlink:actuate="onLoad"/>
    <draw:fill-image draw:name="Wet" xlink:href="Pictures/100000000000005E0000005E2503CF9D98692A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4:30:53.129292263</meta:creation-date>
    <dc:date>2016-07-11T14:43:09.613140094</dc:date>
    <meta:editing-duration>PT12M18S</meta:editing-duration>
    <meta:editing-cycles>3</meta:editing-cycles>
    <meta:generator>LibreOffice/5.1.4.2$Linux_X86_64 LibreOffice_project/10m0$Build-2</meta:generator>
    <meta:document-statistic meta:object-count="18"/>
  </office:meta>
</office:document-meta>
</file>